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7aa5" officeooo:paragraph-rsid="00137aa5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37aa5" officeooo:paragraph-rsid="00137aa5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officeooo:rsid="00137aa5" officeooo:paragraph-rsid="00137aa5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37aa5" officeooo:paragraph-rsid="00137aa5"/>
    </style:style>
    <style:style style:name="P5" style:family="paragraph" style:parent-style-name="Table_20_Contents">
      <style:text-properties officeooo:rsid="000e617b" officeooo:paragraph-rsid="00137aa5"/>
    </style:style>
    <style:style style:name="P6" style:family="paragraph" style:parent-style-name="Table_20_Contents">
      <style:text-properties officeooo:rsid="001e40a0" officeooo:paragraph-rsid="00137aa5"/>
    </style:style>
    <style:style style:name="P7" style:family="paragraph" style:parent-style-name="Table_20_Contents">
      <style:text-properties officeooo:rsid="0023c411" officeooo:paragraph-rsid="00137aa5"/>
    </style:style>
    <style:style style:name="P8" style:family="paragraph" style:parent-style-name="Standard">
      <style:text-properties officeooo:rsid="00137aa5" officeooo:paragraph-rsid="00156629"/>
    </style:style>
    <style:style style:name="P9" style:family="paragraph" style:parent-style-name="Standard">
      <style:text-properties officeooo:paragraph-rsid="00156629"/>
    </style:style>
    <style:style style:name="P10" style:family="paragraph" style:parent-style-name="Standard">
      <style:text-properties fo:font-weight="bold" officeooo:rsid="00137aa5" officeooo:paragraph-rsid="00137aa5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officeooo:rsid="00137aa5" officeooo:paragraph-rsid="00137aa5" style:font-weight-asian="bold" style:font-weight-complex="bold"/>
    </style:style>
    <style:style style:name="P12" style:family="paragraph" style:parent-style-name="Table_20_Contents">
      <style:text-properties officeooo:rsid="000e617b" officeooo:paragraph-rsid="00156629"/>
    </style:style>
    <style:style style:name="P13" style:family="paragraph" style:parent-style-name="Table_20_Contents">
      <style:text-properties officeooo:rsid="001e40a0" officeooo:paragraph-rsid="00156629"/>
    </style:style>
    <style:style style:name="P14" style:family="paragraph" style:parent-style-name="Table_20_Contents">
      <style:text-properties officeooo:rsid="0023c411" officeooo:paragraph-rsid="00156629"/>
    </style:style>
    <style:style style:name="P15" style:family="paragraph" style:parent-style-name="Header">
      <style:text-properties officeooo:paragraph-rsid="00156629"/>
    </style:style>
    <style:style style:name="T1" style:family="text">
      <style:text-properties officeooo:rsid="001418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8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ata structure that is accessed in a first in, first out manner.<text:line-break/><text:line-break/>Interviewer Notes:</text:p>
      <text:p text:style-name="P11">- Ask them to enter the numbers 4, 8, and 15 in a queue. What does it look like?</text:p>
      <text:p text:style-name="P4"><text:tab/>Hint: Conceptually, the 4 would come before the 8, which would come before the 15.</text:p>
      <text:p text:style-name="P4"/>
      <text:p text:style-name="P4"><text:span text:style-name="T2">- Now remove two elements. Which are removed?</text:span> (hint: the 4 and the 8).</text:p>
      <text:p text:style-name="P4"/>
      <text:p text:style-name="P11">- And add 16, 23, and 42. What does the it look like now?</text:p>
      <text:p text:style-name="P4"><text:tab/>Hint: Conceptually, it has the elements 15, 16, 23 and 42.</text:p>
      <text:p text:style-name="P4"/>
      <text:p text:style-name="P4">- Queues are useful when you need to maintain the order of a set of data. <text:span text:style-name="T2">Ask for examples of situations in which that is necessary.</text:span> (hint: event processing, message processing, TCP/IP data packets, keeping track of “who got there first”, etc.)</text:p>
      <text:p text:style-name="P4"/>
      <text:p text:style-name="P4"><text:span text:style-name="T2">- Compare and contrast with other data structures. </text:span>Could they act as queues? Would you want them to?</text:p>
      <text:p text:style-name="P1"/>
      <text:p text:style-name="P10">- Ask what methods you would expect to have on a queue.</text:p>
      <text:p text:style-name="P2">At a minimum, you can add items to a queue (enqueue), and remove items (dequeue).</text:p>
      <text:p text:style-name="P3">- Other expected operations may be</text:p>
      <text:p text:style-name="P3">- front() or rear(), to access the beginning or end of the queue.</text:p>
      <text:p text:style-name="P3">- size(), returns the number of elements in the queue</text:p>
      <text:p text:style-name="P3">- contains(element), true or false</text:p>
      <text:p text:style-name="P4"/>
      <text:p text:style-name="P4"><text:span text:style-name="T2">- ask if any algorithms, (hint: any </text:span><text:span text:style-name="T3">searching</text:span><text:span text:style-name="T2"> algorithms), come to mind which would make use of a queue.</text:span><text:line-break/><text:tab/>See if they mention a Breadth First Search, ask them to talk about, demonstrate, why.<text:line-break/><text:line-break/><text:line-break/>Next topics:</text:p>
      <text:p text:style-name="P4">Easy:</text:p>
      <text:p text:style-name="P4"><text:tab/>Discuss other data structures</text:p>
      <text:p text:style-name="P4">Not So Easy:</text:p>
      <text:p text:style-name="P4"><text:tab/>Data Structures: Queue (Not So Easy), to discuss implementing a queue in code.<text:line-break/><text:tab/>Algorithms: Breadth First Search, a queue is necessary in this algorithm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37aa5" officeooo:paragraph-rsid="00156629"/>
    </style:style>
    <style:style style:name="MP2" style:family="paragraph" style:parent-style-name="Table_20_Contents">
      <style:text-properties officeooo:rsid="000e617b" officeooo:paragraph-rsid="00156629"/>
    </style:style>
    <style:style style:name="MP3" style:family="paragraph" style:parent-style-name="Table_20_Contents">
      <style:text-properties officeooo:rsid="001e40a0" officeooo:paragraph-rsid="00156629"/>
    </style:style>
    <style:style style:name="MP4" style:family="paragraph" style:parent-style-name="Table_20_Contents">
      <style:text-properties officeooo:rsid="0023c411" officeooo:paragraph-rsid="00156629"/>
    </style:style>
    <style:style style:name="MP5" style:family="paragraph" style:parent-style-name="Standard">
      <style:text-properties officeooo:paragraph-rsid="001566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Queue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3">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57:22.901000000</meta:creation-date>
    <dc:date>2017-04-09T17:43:58.573000000</dc:date>
    <meta:editing-duration>PT20M14S</meta:editing-duration>
    <meta:editing-cycles>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3" meta:word-count="285" meta:character-count="1544" meta:non-whitespace-character-count="1272"/>
  </office:meta>
</office:document-meta>
</file>